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318cm" fo:margin-right="0cm" fo:line-height="150%" fo:text-indent="0cm" style:auto-text-indent="false">
        <style:tab-stops>
          <style:tab-stop style:position="0.318cm"/>
          <style:tab-stop style:position="0.635cm"/>
        </style:tab-stops>
      </style:paragraph-properties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1.27cm" fo:margin-right="0cm" fo:line-height="150%" fo:text-indent="0cm" style:auto-text-indent="false"/>
      <style:text-properties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3" style:family="paragraph" style:parent-style-name="Standard">
      <style:paragraph-properties fo:margin-left="1.27cm" fo:margin-right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635cm" fo:margin-right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635cm" fo:margin-right="0cm" fo:line-height="150%" fo:text-indent="0cm" style:auto-text-indent="false"/>
      <style:text-properties style:font-name="Courier 10 Pitch" fo:font-size="11pt" fo:font-weight="normal" style:font-name-asian="DejaVu Serif1" style:font-size-asian="11pt" style:font-weight-asian="normal" style:font-size-complex="11pt" style:font-weight-complex="normal"/>
    </style:style>
    <style:style style:name="P6" style:family="paragraph" style:parent-style-name="Normal_20__28_Web_29_">
      <style:paragraph-properties fo:margin-left="0.635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7" style:family="paragraph" style:parent-style-name="Normal_20__28_Web_29_">
      <style:paragraph-properties fo:margin-left="0.635cm" fo:margin-right="0cm" fo:margin-top="0cm" fo:margin-bottom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name-asian="DejaVu Serif1" style:font-size-asian="11pt" style:font-weight-asian="normal" style:font-name-complex="Times New Roman1" style:font-size-complex="11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10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11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12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style:font-name="Courier 10 Pitch" fo:font-size="11pt" fo:font-weight="normal" style:font-name-asian="DejaVu Sans" style:font-size-asian="11pt" style:language-asian="zxx" style:country-asian="none" style:font-weight-asian="normal" style:font-name-complex="DejaVu Serif1" style:font-size-complex="11pt" style:font-weight-complex="normal"/>
    </style:style>
    <style:style style:name="P13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318cm"/>
          <style:tab-stop style:position="0.635cm"/>
        </style:tab-stops>
      </style:paragraph-properties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17" style:family="paragraph" style:parent-style-name="Preformatted_20_Text">
      <style:paragraph-properties fo:margin-left="0cm" fo:margin-right="0cm" fo:line-height="150%" fo:text-indent="0cm" style:auto-text-indent="false"/>
      <style:text-properties style:font-name="Courier 10 Pitch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line-height="150%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19" style:family="paragraph" style:parent-style-name="Standard">
      <style:paragraph-properties fo:line-height="150%"/>
      <style:text-properties fo:color="#000000"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20" style:family="paragraph" style:parent-style-name="Standard">
      <style:paragraph-properties fo:line-height="150%"/>
      <style:text-properties fo:color="#000000" style:font-name="Courier 10 Pitch" fo:font-size="11pt" fo:font-weight="normal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paragraph-properties fo:line-height="150%"/>
      <style:text-properties fo:color="#000000" style:font-name="Courier 10 Pitch" fo:font-size="11pt" fo:font-weight="normal" style:font-name-asian="DejaVu Serif1" style:font-size-asian="11pt" style:font-weight-asian="normal" style:font-name-complex="Times New Roman1" style:font-size-complex="11pt" style:font-weight-complex="normal"/>
    </style:style>
    <style:style style:name="P22" style:family="paragraph" style:parent-style-name="Standard">
      <style:paragraph-properties fo:line-height="150%"/>
      <style:text-properties style:font-name="Courier 10 Pitch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50%"/>
      <style:text-properties style:font-name="Courier 10 Pitch" fo:font-size="11pt" fo:font-weight="normal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paragraph-properties fo:line-height="150%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50%"/>
      <style:text-properties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26" style:family="paragraph" style:parent-style-name="Standard">
      <style:paragraph-properties fo:line-height="150%"/>
      <style:text-properties style:font-name="Courier 10 Pitch" fo:font-size="11pt" fo:font-weight="normal" style:font-size-asian="11pt" style:font-weight-asian="normal" style:font-name-complex="Courier New1" style:font-size-complex="11pt" style:font-weight-complex="normal"/>
    </style:style>
    <style:style style:name="P27" style:family="paragraph" style:parent-style-name="Standard">
      <style:paragraph-properties fo:margin-left="0cm" fo:margin-right="0cm" fo:line-height="150%" fo:text-indent="1.27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50%" fo:text-indent="1.27cm" style:auto-text-indent="false"/>
      <style:text-properties fo:color="#000000" style:font-name="Courier 10 Pitch" fo:font-size="11pt" fo:font-weight="normal" style:font-name-asian="DejaVu Serif1" style:font-size-asian="11pt" style:font-weight-asian="normal" style:font-name-complex="Times New Roman1" style:font-size-complex="11pt" style:font-weight-complex="normal"/>
    </style:style>
    <style:style style:name="P29" style:family="paragraph" style:parent-style-name="Normal_20__28_Web_29_">
      <style:paragraph-properties fo:margin-left="0cm" fo:margin-right="0cm" fo:margin-top="0cm" fo:margin-bottom="0cm" fo:line-height="150%" fo:text-indent="1.27cm" style:auto-text-indent="false"/>
      <style:text-properties fo:color="#000000" style:font-name="Courier 10 Pitch" fo:font-size="11pt" fo:language="sv" fo:country="SE" fo:font-weight="normal" style:font-size-asian="11pt" style:font-weight-asian="normal" style:font-name-complex="DejaVu Serif1" style:font-size-complex="11pt" style:font-weight-complex="normal"/>
    </style:style>
    <style:style style:name="P30" style:family="paragraph" style:parent-style-name="Normal_20__28_Web_29_">
      <style:paragraph-properties fo:margin-left="0cm" fo:margin-right="0cm" fo:margin-top="0cm" fo:margin-bottom="0cm" fo:line-height="150%" fo:text-indent="1.27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31" style:family="paragraph" style:parent-style-name="Normal_20__28_Web_29_">
      <style:paragraph-properties fo:margin-left="0cm" fo:margin-right="0cm" fo:margin-top="0cm" fo:margin-bottom="0cm" fo:line-height="150%" fo:text-indent="1.27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top="0cm" fo:margin-bottom="0cm" fo:line-height="150%"/>
      <style:text-properties style:font-name="Courier 10 Pitch" fo:font-size="11pt" fo:font-weight="normal" style:font-size-asian="11pt" style:font-weight-asian="normal" style:font-name-complex="Times New Roman" style:font-size-complex="11pt" style:font-weight-complex="normal"/>
    </style:style>
    <style:style style:name="P33" style:family="paragraph" style:parent-style-name="Normal_20__28_Web_29_">
      <style:paragraph-properties fo:margin-top="0cm" fo:margin-bottom="0cm" fo:line-height="150%"/>
      <style:text-properties fo:color="#000000" style:font-name="Courier 10 Pitch" fo:font-size="11pt" fo:language="sv" fo:country="SE" fo:font-weight="normal" style:font-size-asian="11pt" style:font-weight-asian="normal" style:font-name-complex="DejaVu Serif1" style:font-size-complex="11pt" style:font-weight-complex="normal"/>
    </style:style>
    <style:style style:name="P34" style:family="paragraph" style:parent-style-name="Normal_20__28_Web_29_">
      <style:paragraph-properties fo:margin-top="0cm" fo:margin-bottom="0cm" fo:line-height="150%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35" style:family="paragraph" style:parent-style-name="Normal_20__28_Web_29_">
      <style:paragraph-properties fo:margin-top="0cm" fo:margin-bottom="0cm" fo:line-height="150%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1.27cm" fo:margin-right="0cm" fo:line-height="150%" fo:text-indent="1.27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.635cm" fo:margin-right="0cm" fo:line-height="150%" fo:text-indent="0.635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38" style:family="paragraph" style:parent-style-name="Normal_20__28_Web_29_">
      <style:paragraph-properties fo:margin-left="0.635cm" fo:margin-right="0cm" fo:margin-top="0cm" fo:margin-bottom="0cm" fo:line-height="150%" fo:text-indent="0.635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39" style:family="paragraph" style:parent-style-name="Normal_20__28_Web_29_">
      <style:paragraph-properties fo:margin-left="0cm" fo:margin-right="0cm" fo:margin-top="0cm" fo:margin-bottom="0cm" fo:line-height="150%" fo:text-indent="0.635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40" style:family="paragraph" style:parent-style-name="Normal_20__28_Web_29_">
      <style:paragraph-properties fo:margin-left="0cm" fo:margin-right="0cm" fo:margin-top="0cm" fo:margin-bottom="0cm" fo:line-height="150%" fo:text-indent="0.635cm" style:auto-text-indent="false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41" style:family="paragraph" style:parent-style-name="Preformatted_20_Text">
      <style:paragraph-properties fo:margin-left="1.067cm" fo:margin-right="0cm" fo:line-height="150%" fo:text-indent="0cm" style:auto-text-indent="false"/>
      <style:text-properties style:font-name="Courier 10 Pitch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Preformatted_20_Text">
      <style:paragraph-properties fo:line-height="150%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_20__28_user_29_">
      <style:paragraph-properties fo:line-height="150%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master-page-name="Standard">
      <style:paragraph-properties fo:line-height="150%" style:page-number="auto"/>
      <style:text-properties style:font-name="Courier 10 Pitch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name-asian="DejaVu Serif1" style:font-size-asian="11pt" style:font-weight-asian="normal" style:font-name-complex="Times New Roman1" style:font-size-complex="11pt" style:font-weight-complex="normal"/>
    </style:style>
    <style:style style:name="P46" style:family="paragraph" style:parent-style-name="Standard">
      <style:paragraph-properties fo:line-height="150%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47" style:family="paragraph" style:parent-style-name="Standard">
      <style:paragraph-properties fo:line-height="150%"/>
      <style:text-properties fo:color="#000000" style:font-name="Courier 10 Pitch" fo:font-size="11pt" fo:font-weight="normal" style:font-size-asian="11pt" style:font-weight-asian="normal" style:font-name-complex="Times New Roman1" style:font-size-complex="11pt" style:font-weight-complex="normal"/>
    </style:style>
    <style:style style:name="P48" style:family="paragraph" style:parent-style-name="Standard">
      <style:paragraph-properties fo:line-height="150%"/>
      <style:text-properties fo:color="#000000" style:font-name="Courier 10 Pitch" fo:font-size="11pt" fo:font-weight="normal" style:font-name-asian="DejaVu Serif1" style:font-size-asian="11pt" style:font-weight-asian="normal" style:font-name-complex="Times New Roman1" style:font-size-complex="11pt" style:font-weight-complex="normal"/>
    </style:style>
    <style:style style:name="P49" style:family="paragraph" style:parent-style-name="Standard" style:list-style-name="L1">
      <style:paragraph-properties fo:line-height="150%"/>
      <style:text-properties style:font-name="Courier 10 Pitch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line-height="150%"/>
      <style:text-properties style:font-name="Courier 10 Pitch" fo:font-size="11pt" fo:font-weight="normal" style:font-size-asian="11pt" style:font-weight-asian="normal" style:font-name-complex="Times New Roman" style:font-size-complex="11pt" style:font-weight-complex="normal"/>
    </style:style>
    <style:style style:name="P51" style:family="paragraph" style:parent-style-name="Standard" style:list-style-name="L2">
      <style:paragraph-properties fo:line-height="150%"/>
      <style:text-properties style:font-name="Courier 10 Pitch" fo:font-size="11pt" fo:font-weight="normal" style:font-size-asian="11pt" style:font-weight-asian="normal" style:font-name-complex="Times New Roman" style:font-size-complex="11pt" style:font-weight-complex="normal"/>
    </style:style>
    <style:style style:name="P52" style:family="paragraph" style:parent-style-name="Standard" style:list-style-name="WW8Num4">
      <style:paragraph-properties fo:margin-left="0cm" fo:margin-right="0cm" fo:margin-top="0cm" fo:margin-bottom="0cm" fo:line-height="150%" fo:orphans="0" fo:widows="0" fo:hyphenation-ladder-count="no-limit" fo:text-indent="-0.635cm" style:auto-text-indent="false"/>
      <style:text-properties style:font-name="Courier 10 Pitch" fo:font-size="11pt" fo:font-weight="normal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53" style:family="paragraph" style:parent-style-name="Normal_20__28_Web_29_">
      <style:paragraph-properties fo:margin-left="0.635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P54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style:font-name="Courier 10 Pitch" fo:font-size="11pt" fo:font-weight="normal" style:font-name-asian="DejaVu Sans" style:font-size-asian="11pt" style:language-asian="zxx" style:country-asian="none" style:font-weight-asian="normal" style:font-name-complex="DejaVu Serif1" style:font-size-complex="11pt" style:font-weight-complex="normal"/>
    </style:style>
    <style:style style:name="P55" style:family="paragraph" style:parent-style-name="Normal_20__28_Web_29_">
      <style:paragraph-properties fo:margin-left="0cm" fo:margin-right="0cm" fo:margin-top="0cm" fo:margin-bottom="0cm" fo:line-height="150%" fo:text-indent="0cm" style:auto-text-indent="false"/>
      <style:text-properties fo:color="#000000" style:font-name="Courier 10 Pitch" fo:font-size="11pt" fo:font-weight="normal" style:font-size-asian="11pt" style:font-weight-asian="normal" style:font-name-complex="DejaVu Serif1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-asian="DejaVu Serif1"/>
    </style:style>
    <style:style style:name="T3" style:family="text">
      <style:text-properties fo:color="#000000" style:font-name-asian="DejaVu Serif1" style:font-name-complex="DejaVu Serif1"/>
    </style:style>
    <style:style style:name="T4" style:family="text">
      <style:text-properties fo:color="#000000" style:font-name-asian="DejaVu Serif1" style:font-name-complex="Times New Roman1"/>
    </style:style>
    <style:style style:name="T5" style:family="text">
      <style:text-properties fo:color="#000000" style:font-name-complex="DejaVu Serif1"/>
    </style:style>
    <style:style style:name="T6" style:family="text">
      <style:text-properties fo:color="#000000" fo:background-color="#ffff00" style:font-name-complex="DejaVu Serif1" loext:char-shading-value="0"/>
    </style:style>
    <style:style style:name="T7" style:family="text">
      <style:text-properties fo:color="#000000" fo:background-color="#ffff00" style:font-name-asian="DejaVu Serif1" style:font-name-complex="Times New Roman1" loext:char-shading-value="0"/>
    </style:style>
    <style:style style:name="T8" style:family="text">
      <style:text-properties fo:color="#000000" fo:background-color="#ffff00" style:font-name-complex="Times New Roman1" loext:char-shading-value="0"/>
    </style:style>
    <style:style style:name="T9" style:family="text">
      <style:text-properties fo:color="#000000" style:font-name-complex="Times New Roman1"/>
    </style:style>
    <style:style style:name="T10" style:family="text">
      <style:text-properties fo:color="#800000" style:font-name-complex="DejaVu Serif1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style:font-name-asian="DejaVu Sans" style:language-asian="zxx" style:country-asian="none" style:font-name-complex="DejaVu Serif1" loext:char-shading-value="0"/>
    </style:style>
    <style:style style:name="T13" style:family="text">
      <style:text-properties style:font-name-asian="DejaVu Serif1"/>
    </style:style>
    <style:style style:name="T14" style:family="text">
      <style:text-properties style:font-name-asian="DejaVu Sans" style:language-asian="zxx" style:country-asian="none" style:font-name-complex="DejaVu Serif1"/>
    </style:style>
    <style:style style:name="T15" style:family="text">
      <style:text-properties style:font-name-complex="Times New Roman1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style:font-name-complex="Times New Roman"/>
    </style:style>
    <style:style style:name="T18" style:family="text">
      <style:text-properties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rrays, Pointers and Strings</text:p>
      <text:p text:style-name="P24"/>
      <text:p text:style-name="P24">Arrays</text:p>
      <text:p text:style-name="P24">1. <text:span text:style-name="T5">What is the output</text:span><text:span text:style-name="T10"> </text:span></text:p>
      <text:p text:style-name="P6"># include &lt;stdio.h&gt;</text:p>
      <text:p text:style-name="P6">int main ()</text:p>
      <text:p text:style-name="P6">{</text:p>
      <text:p text:style-name="P6"><text:tab/>int a[] = { 0001, 0010, 0100, 01000 };</text:p>
      <text:p text:style-name="P38"><text:tab/>int i;</text:p>
      <text:p text:style-name="P38"><text:tab/>for ( i = 0 ; i &lt; 4 ; i++)</text:p>
      <text:p text:style-name="P38"><text:tab/><text:tab/>printf("%o\t", a[i]);</text:p>
      <text:p text:style-name="P38"><text:tab/>return 0;</text:p>
      <text:p text:style-name="P6">}</text:p>
      <text:p text:style-name="P12"><text:tab/>a) 1 10 100 1000<text:tab/><text:tab/><text:tab/>b) 1 8 64 512</text:p>
      <text:p text:style-name="P14"><text:tab/>c) Compiler Error<text:tab/><text:tab/>d) None </text:p>
      <text:p text:style-name="P24"/>
      <text:p text:style-name="P24">2. <text:span text:style-name="T5">What is the Output</text:span></text:p>
      <text:p text:style-name="P39">#include &lt;stdio.h&gt;</text:p>
      <text:p text:style-name="P39">#define SIZE 10</text:p>
      <text:p text:style-name="P39">void size(int arr[10])</text:p>
      <text:p text:style-name="P39">{</text:p>
      <text:p text:style-name="P30"><text:s/>printf("size of array is:%d\n",sizeof(arr));</text:p>
      <text:p text:style-name="P35"><text:span text:style-name="T3"><text:s text:c="5"/></text:span><text:span text:style-name="T5">}</text:span></text:p>
      <text:p text:style-name="P10"><text:s text:c="5"/>int main()</text:p>
      <text:p text:style-name="P35"><text:span text:style-name="T3"><text:s text:c="5"/></text:span><text:span text:style-name="T5">{</text:span></text:p>
      <text:p text:style-name="P10"><text:tab/> int arr[10];</text:p>
      <text:p text:style-name="P30"><text:s/>size(arr);</text:p>
      <text:p text:style-name="P30"><text:s/>return 0;</text:p>
      <text:p text:style-name="P35"><text:span text:style-name="T3"><text:s text:c="5"/></text:span><text:span text:style-name="T5">}</text:span></text:p>
      <text:p text:style-name="P10"><text:tab/>a) Size of array is: 40<text:tab/><text:tab/>b) Size of arrays is: 4</text:p>
      <text:p text:style-name="P10"><text:tab/>c) Size of array is: 10<text:tab/><text:tab/>d) None of these</text:p>
      <text:p text:style-name="P13"/>
      <text:p text:style-name="P13"><text:span text:style-name="T5">3. What is the output</text:span><text:span text:style-name="T10"> </text:span></text:p>
      <text:p text:style-name="P39">#include&lt;stdio.h&gt;</text:p>
      <text:p text:style-name="P39">int main()</text:p>
      <text:p text:style-name="P39">{</text:p>
      <text:p text:style-name="P39"><text:tab/>float arr[] = {12.4, 2.3, 4.5, 6.7};</text:p>
      <text:p text:style-name="P39"><text:tab/>printf("%d\n", sizeof(arr)/sizeof(arr[0]));</text:p>
      <text:p text:style-name="P39"><text:soft-page-break/><text:tab/>return 0;</text:p>
      <text:p text:style-name="P39">}</text:p>
      <text:p text:style-name="P12">a) 6<text:tab/><text:tab/><text:tab/><text:tab/><text:tab/>b) 5</text:p>
      <text:p text:style-name="P14">c) 4<text:tab/><text:tab/><text:tab/><text:tab/><text:tab/>d) None</text:p>
      <text:p text:style-name="P10"/>
      <text:p text:style-name="P13"><text:span text:style-name="T5">4. What is the output</text:span><text:span text:style-name="T10"> </text:span></text:p>
      <text:p text:style-name="P6">#include &lt;stdio.h&gt;</text:p>
      <text:p text:style-name="P6">int main ()</text:p>
      <text:p text:style-name="P6">{</text:p>
      <text:p text:style-name="P6"><text:tab/>int a[] = { 0001, 0010, 0100, 01000 };</text:p>
      <text:p text:style-name="P38">int i;</text:p>
      <text:p text:style-name="P38">for ( i = 0 ; i &lt; 4 ; i++)</text:p>
      <text:p text:style-name="P38">printf("%d\t", a[i]);</text:p>
      <text:p text:style-name="P38">return 0;</text:p>
      <text:p text:style-name="P6">}</text:p>
      <text:p text:style-name="P13"><text:span text:style-name="T14"><text:tab/>a) 1 10 100 1000<text:tab/><text:tab/><text:tab/>b) </text:span><text:span text:style-name="T12">1 8 64 512</text:span></text:p>
      <text:p text:style-name="P10"><text:tab/>c) Compiler Error<text:tab/><text:tab/>d) None</text:p>
      <text:p text:style-name="P10"/>
      <text:p text:style-name="P13"><text:span text:style-name="T5">5. What is the output</text:span><text:span text:style-name="T10"> </text:span></text:p>
      <text:p text:style-name="P10">#include&lt;stdio.h&gt;</text:p>
      <text:p text:style-name="P10">int main()</text:p>
      <text:p text:style-name="P10">{</text:p>
      <text:p text:style-name="P39"><text:tab/>int <text:s/>arr[] = {12, 13, 14, 15, 16};</text:p>
      <text:p text:style-name="P39"><text:tab/>printf("%d\n", sizeof(arr)/sizeof(arr[0]));</text:p>
      <text:p text:style-name="P39"><text:tab/>return 0;</text:p>
      <text:p text:style-name="P10">}</text:p>
      <text:p text:style-name="P13"><text:span text:style-name="T14"><text:tab/>a) 6<text:tab/><text:tab/><text:tab/><text:tab/><text:tab/>b) </text:span><text:span text:style-name="T12">5</text:span></text:p>
      <text:p text:style-name="P14"><text:tab/>c) 4<text:tab/><text:tab/><text:tab/><text:tab/><text:tab/>d) None</text:p>
      <text:p text:style-name="P27"/>
      <text:p text:style-name="P14">6. <text:span text:style-name="T5">What is the output</text:span></text:p>
      <text:p text:style-name="P39">#include&lt;stdio.h&gt;</text:p>
      <text:p text:style-name="P39">int main() </text:p>
      <text:p text:style-name="P39">{ </text:p>
      <text:p text:style-name="P40"><text:span text:style-name="T3"><text:tab/> <text:s text:c="2"/></text:span><text:span text:style-name="T5">char *m[]={"jan","feb","mar"}; </text:span></text:p>
      <text:p text:style-name="P40"><text:span text:style-name="T3"><text:s text:c="6"/></text:span><text:span text:style-name="T5">char d[][10]={"sun","mon","tue"}; </text:span></text:p>
      <text:p text:style-name="P40"/>
      <text:p text:style-name="P40"><text:span text:style-name="T3"><text:s text:c="6"/></text:span><text:span text:style-name="T5">printf("%s\t",m[1]);</text:span></text:p>
      <text:p text:style-name="P40"><text:span text:style-name="T3"><text:s text:c="6"/></text:span><text:span text:style-name="T5">printf("%s\n",d[1]); </text:span></text:p>
      <text:p text:style-name="P40"><text:soft-page-break/><text:span text:style-name="T3"><text:s text:c="6"/></text:span><text:span text:style-name="T5">return 0;</text:span></text:p>
      <text:p text:style-name="P39">} </text:p>
      <text:p text:style-name="P14"><text:tab/>a) <text:span text:style-name="T11">feb mon</text:span> <text:tab/><text:tab/><text:tab/><text:tab/>b) Compile time error </text:p>
      <text:p text:style-name="P14"><text:tab/>c) Run time error<text:tab/><text:tab/><text:tab/>d) jan <text:s/>sun</text:p>
      <text:p text:style-name="P14"/>
      <text:p text:style-name="P14">7. <text:span text:style-name="T5">#include&lt;stdio.h&gt;</text:span></text:p>
      <text:p text:style-name="P39">#include&lt;stdio.h&gt; </text:p>
      <text:p text:style-name="P39">int main(void)</text:p>
      <text:p text:style-name="P39">{</text:p>
      <text:p text:style-name="P40"><text:span text:style-name="T3"><text:tab/> <text:s text:c="2"/></text:span><text:span text:style-name="T5">int a[2]; a[1] = 3;</text:span></text:p>
      <text:p text:style-name="P40"><text:span text:style-name="T3"><text:s text:c="6"/></text:span><text:span text:style-name="T5">printf("a[1] = %d",a[1]);</text:span></text:p>
      <text:p text:style-name="P40"><text:span text:style-name="T3"><text:s text:c="6"/></text:span><text:span text:style-name="T5">printf("1[a] = %d",1[a]);</text:span></text:p>
      <text:p text:style-name="P40"><text:span text:style-name="T3"><text:s text:c="6"/></text:span><text:span text:style-name="T5">return 0;</text:span></text:p>
      <text:p text:style-name="P39">}</text:p>
      <text:p text:style-name="P14"><text:tab/>a) Compile Time Error<text:tab/><text:tab/><text:tab/>b) 1 1</text:p>
      <text:p text:style-name="P14"><text:tab/>c) <text:span text:style-name="T11">3 3<text:tab/></text:span><text:tab/><text:tab/><text:tab/><text:tab/>d) Garbage Value</text:p>
      <text:p text:style-name="P14"/>
      <text:p text:style-name="P14">8. <text:span text:style-name="T1">What is the output?</text:span></text:p>
      <text:p text:style-name="P1"><text:span text:style-name="T2"><text:s/></text:span>#include&lt;stdio.h&gt; </text:p>
      <text:p text:style-name="P4">int main() </text:p>
      <text:p text:style-name="P4">{ </text:p>
      <text:p text:style-name="P4"><text:span text:style-name="T13"><text:s text:c="8"/></text:span>static a[3]={1}; </text:p>
      <text:p text:style-name="P4"><text:span text:style-name="T13"><text:s text:c="8"/></text:span>int b[3]={1}; </text:p>
      <text:p text:style-name="P4"><text:span text:style-name="T13"><text:s text:c="8"/></text:span>printf("%d %d",a[2],b[2]); </text:p>
      <text:p text:style-name="P4">} </text:p>
      <text:p text:style-name="P13"><text:span text:style-name="T5"><text:tab/>a) </text:span><text:span text:style-name="T6">0 0</text:span><text:span text:style-name="T5"><text:tab/><text:tab/><text:tab/><text:tab/>b) 1 1<text:tab/> <text:s text:c="3"/><text:tab/></text:span></text:p>
      <text:p text:style-name="P10"><text:tab/>c) Compiler Error<text:tab/><text:tab/>d) None</text:p>
      <text:p text:style-name="P16"/>
      <text:p text:style-name="P11">9. What will be the output?</text:p>
      <text:p text:style-name="P2">#include &lt;stdio.h&gt;</text:p>
      <text:p text:style-name="P5"><text:s text:c="3"/>void size(int arr[10]) </text:p>
      <text:p text:style-name="P4"><text:span text:style-name="T13"><text:s/><text:tab/></text:span><text:span text:style-name="T13">{</text:span></text:p>
      <text:p text:style-name="P5"><text:s text:c="8"/>printf("%d\t", sizeof(arr)); </text:p>
      <text:p text:style-name="P5"><text:tab/>} </text:p>
      <text:p text:style-name="P5"><text:tab/>int main() </text:p>
      <text:p text:style-name="P5"><text:tab/>{ </text:p>
      <text:p text:style-name="P5"><text:s text:c="8"/>int arr[10]; </text:p>
      <text:p text:style-name="P5"><text:s text:c="8"/>size(arr); </text:p>
      <text:p text:style-name="P5"><text:soft-page-break/><text:tab/> <text:s text:c="4"/>printf("%d\n", sizeof(arr));</text:p>
      <text:p text:style-name="P5"><text:s text:c="8"/>return 0; </text:p>
      <text:p text:style-name="P5"><text:tab/>}</text:p>
      <text:p text:style-name="P24"><text:tab/>a) 10 10<text:tab/><text:tab/><text:tab/><text:tab/>b) Compiler Error</text:p>
      <text:p text:style-name="P9"><text:span text:style-name="T4"><text:tab/>c) Runtime Error<text:tab/><text:tab/><text:tab/>d) </text:span><text:span text:style-name="T7">4 10None</text:span></text:p>
      <text:p text:style-name="P28"/>
      <text:p text:style-name="P8">10. array[] = str[] is it possible if not what error it will give.</text:p>
      <text:p text:style-name="P8">11. Array vs pointer</text:p>
      <text:p text:style-name="P8">12. Array vs structure </text:p>
      <text:p text:style-name="P8"><text:s text:c="8"/>structure padding, packing </text:p>
      <text:p text:style-name="P8"><text:s text:c="8"/>indexing in array </text:p>
      <text:p text:style-name="P8"><text:s text:c="8"/>array elements accessing for loop, struct directly</text:p>
      <text:p text:style-name="P8">13. *a[] -&gt; what is this?</text:p>
      <text:p text:style-name="P8">14. Convert a[i][j][k] in terms of pointers.</text:p>
      <text:p text:style-name="P8">15. You have two arrays declared as int a[10],b[10]; </text:p>
      <text:p text:style-name="P8"><text:tab/>if you assign a=b what is the error and how can we overcome it?</text:p>
      <text:p text:style-name="P8">16. int a[]={4}; </text:p>
      <text:p text:style-name="P8"><text:tab/>int b[] = { 1, 2, 3, 4} </text:p>
      <text:p text:style-name="P8"><text:tab/>printf("%d %d ", sizeof(a), sizeof(b)); </text:p>
      <text:p text:style-name="P8"/>
      <text:p text:style-name="P8">17. int a[] = { 1, 2, 3, 4}; </text:p>
      <text:p text:style-name="P8"><text:tab/>int *p = (&amp;a + 1) ; </text:p>
      <text:p text:style-name="P8"><text:tab/>printf ("ans = %d " , *(a + 1), <text:s/>*(p - 1) ); </text:p>
      <text:p text:style-name="P9"/>
      <text:p text:style-name="P8">18. int a[10], b[10] <text:s/>then a = b ; what error it will give ?</text:p>
      <text:p text:style-name="P8">19. Given an array of 100 integers.Find the greatest among them </text:p>
      <text:p text:style-name="P8"><text:tab/>without using &gt; , &lt; than operators.</text:p>
      <text:p text:style-name="P8">20. How to pass entire array to a function as call by value?</text:p>
      <text:p text:style-name="P8">21. <text:s/>How to pass entire array to a function as call by value? </text:p>
      <text:p text:style-name="P9">22. char *s = "char *s = %c%s%c;main(){printf(s,34,s,34);}"; </text:p>
      <text:p text:style-name="P9"><text:tab/>main(){printf(s,34,s,34);} </text:p>
      <text:p text:style-name="P9">Answer : Prints its own code </text:p>
      <text:p text:style-name="P9">23. About the arrays bound checking.</text:p>
      <text:p text:style-name="P9">24. What is the difference between the pointer and array, which one is more advantages.</text:p>
      <text:p text:style-name="P8">25. What is smart pointer?</text:p>
      <text:p text:style-name="P8">26. Difference between arrays and pointers?</text:p>
      <text:p text:style-name="P9"/>
      <text:p text:style-name="P8"><text:soft-page-break/>27. When does the compiler not implicitly generate the address of the first element of an array?</text:p>
      <text:p text:style-name="P8">28. What are the characteristics of arrays in C?</text:p>
      <text:p text:style-name="P8">31. What is the difference between a string and an array?</text:p>
      <text:p text:style-name="P8">32.Is it better to use a pointer to navigate an array of values,or is it better to use a subscripted array name?</text:p>
      <text:p text:style-name="P8">33. Can the sizeof operator be used to tell the size of an array passed to a function?</text:p>
      <text:p text:style-name="P8">34. Represent two dimentional array using pointer.</text:p>
      <text:p text:style-name="P8">35. array[] = str[] is it possible if not what error it will give.</text:p>
      <text:p text:style-name="P8">36. Find if there is any problem(s) in the code below:</text:p>
      <text:p text:style-name="P24">int main()</text:p>
      <text:p text:style-name="P24">{</text:p>
      <text:p text:style-name="P24"><text:s text:c="4"/>int a[] = {1,2};</text:p>
      <text:p text:style-name="P24"><text:s text:c="4"/>int *p = malloc(sizeof(int));</text:p>
      <text:p text:style-name="P24"><text:s text:c="4"/>p[1] = 3;</text:p>
      <text:p text:style-name="P24"><text:s text:c="4"/>p = a;</text:p>
      <text:p text:style-name="P24"><text:s text:c="4"/>a = p;</text:p>
      <text:p text:style-name="P8">}</text:p>
      <text:p text:style-name="P9"/>
      <text:p text:style-name="P8">37. Take an array for example</text:p>
      <text:p text:style-name="P8"><text:s/>a[] = {3, -2, -1, 5, -5, 2, -3, 4, 2, -2, -3}</text:p>
      <text:p text:style-name="P8">While traversing the above array, we need to find the last consecutive sume. In the above example (4+2 = 6) will give the largest sum. The output should be something like – a) largest sum b) the numbers taken to compute the same and b) the respective start index and end index</text:p>
      <text:p text:style-name="P24">38. In case of array what is the differnce between a and &amp;a. What is the output of below expressions. If both are same why they are same? If not <text:s/>why? </text:p>
      <text:p text:style-name="P24"><text:tab/><text:tab/>a +1 =?, &amp;a + 1 = ?</text:p>
      <text:p text:style-name="P24"/>
      <text:p text:style-name="P24">39. WAP to delete a member from array.</text:p>
      <text:p text:style-name="P24">40. Difference in array and linked list.</text:p>
      <text:p text:style-name="P24">41. Difference between Static array and Dynamic array?? What is their significance?</text:p>
      <text:p text:style-name="P24">42. I have byte array, I need to set a bit at position 500 ?</text:p>
      <text:p text:style-name="P24">43. I'm having array of 200 elements, the range of each value is 1 to 100, Now you should print values only once, (you should not print a <text:soft-page-break/>value more than once).</text:p>
      <text:p text:style-name="P24">44. i<text:span text:style-name="T17">nt A[100];</text:span></text:p>
      <text:p text:style-name="P32"><text:s text:c="4"/>int B[100];</text:p>
      <text:p text:style-name="P24"><text:span text:style-name="T17">write a function to find out which all numbers are repeting?</text:span> </text:p>
      <text:p text:style-name="P24"/>
      <text:p text:style-name="P22">Pointers</text:p>
      <text:p text:style-name="P24">1. Explain the type difference between the variables declared as follows:</text:p>
      <text:p text:style-name="P41">int (**p)[10];</text:p>
      <text:p text:style-name="P41">int *(*q)[10];</text:p>
      <text:p text:style-name="P18"/>
      <text:p text:style-name="P18">2. What is the output:</text:p>
      <text:p text:style-name="P24"><text:span text:style-name="T13"><text:s text:c="6"/></text:span>int main( int argc , char **argv ) </text:p>
      <text:p text:style-name="P24"><text:span text:style-name="T13"><text:s text:c="5"/></text:span>{</text:p>
      <text:p text:style-name="P24"><text:tab/>int k ; </text:p>
      <text:p text:style-name="P24"><text:tab/>for ( k = 0 ; k &lt; argc ; k++) <text:s/></text:p>
      <text:p text:style-name="P36">printf( “%s”, argv[++k]);</text:p>
      <text:p text:style-name="P24"><text:span text:style-name="T13"><text:s text:c="5"/></text:span>}</text:p>
      <text:p text:style-name="P24"><text:span text:style-name="T13"><text:s text:c="5"/></text:span>In command Line <text:s text:c="2"/>./executable 1 2 3 4 </text:p>
      <text:p text:style-name="P10"><text:tab/>a) 2 4<text:tab/><text:tab/> <text:s text:c="2"/><text:tab/><text:tab/><text:tab/>b) 1 <text:s/>3 <text:s/><text:tab/><text:tab/></text:p>
      <text:p text:style-name="P10"><text:tab/>c) 1 2 <text:s/>3 4<text:tab/><text:tab/><text:tab/><text:tab/>d) Compile time Error</text:p>
      <text:p text:style-name="P19"/>
      <text:p text:style-name="P24">3. int a[]={1,2,3,4,5} ; </text:p>
      <text:p text:style-name="P4"><text:span text:style-name="T13"><text:s text:c="5"/></text:span>int *ptr , **ptr1 ; <text:s/><text:tab/></text:p>
      <text:p text:style-name="P37">ptr = &amp;a ; <text:tab/>ptr1 = &amp; ptr ;</text:p>
      <text:p text:style-name="P24"><text:span text:style-name="T13"><text:s text:c="9"/></text:span>How do you update a[2] to 10 using ptr1?</text:p>
      <text:p text:style-name="P26"/>
      <text:p text:style-name="P24"><text:span text:style-name="T16"><text:s/></text:span><text:span text:style-name="T15"><text:tab/></text:span>a) *(ptr1+2) = 10<text:tab/><text:tab/><text:tab/>b) *(ptr1)+2 = 10 <text:s text:c="4"/><text:tab/></text:p>
      <text:p text:style-name="P27">c) *(*ptr1+2) =10 <text:s text:c="3"/><text:tab/><text:tab/>d) (**(ptr1) +2) =10 <text:s text:c="2"/></text:p>
      <text:p text:style-name="P25"/>
      <text:p text:style-name="P24"><text:span text:style-name="T15">4.</text:span><text:span text:style-name="T5"> What is the output:</text:span></text:p>
      <text:p text:style-name="P24"><text:span text:style-name="T13"><text:s text:c="2"/></text:span><text:s text:c="4"/>int main( )</text:p>
      <text:p text:style-name="P24"><text:span text:style-name="T13"><text:s text:c="6"/></text:span>{ </text:p>
      <text:p text:style-name="P3"><text:span text:style-name="T13"><text:s/></text:span>int k = 100 ; </text:p>
      <text:p text:style-name="P27"><text:span text:style-name="T13"><text:s/></text:span>const int *p =&amp;k ; </text:p>
      <text:p text:style-name="P27"><text:span text:style-name="T13"><text:s/></text:span>*p = 200 ; </text:p>
      <text:p text:style-name="P27"><text:span text:style-name="T13"><text:s text:c="5"/></text:span>printf(“\n %d”, k );</text:p>
      <text:p text:style-name="P24"><text:span text:style-name="T13"><text:s text:c="5"/></text:span>}</text:p>
      <text:p text:style-name="P26"><text:soft-page-break/></text:p>
      <text:p text:style-name="P10"><text:tab/>a) Compiler Error<text:tab/><text:tab/>b) 100<text:tab/> <text:s text:c="3"/><text:tab/></text:p>
      <text:p text:style-name="P18"><text:tab/>c) 200<text:tab/><text:tab/><text:tab/><text:tab/><text:tab/>d) 0</text:p>
      <text:p text:style-name="P19"/>
      <text:p text:style-name="P18">5. What is the Output </text:p>
      <text:p text:style-name="P39"><text:tab/># include &lt;stdio.h&gt;</text:p>
      <text:p text:style-name="P39"><text:tab/>int main ()</text:p>
      <text:p text:style-name="P39">{</text:p>
      <text:p text:style-name="P39"><text:tab/>int *ptr = NULL;</text:p>
      <text:p text:style-name="P39"><text:tab/>ptr++;</text:p>
      <text:p text:style-name="P39"><text:tab/>printf("%d \n", ptr);</text:p>
      <text:p text:style-name="P39"><text:tab/>return 0;</text:p>
      <text:p text:style-name="P39">}</text:p>
      <text:p text:style-name="P6"><text:tab/>a) Segmentation Fault<text:tab/><text:tab/>b) Compiler Error </text:p>
      <text:p text:style-name="P18"><text:tab/>c) Runtime Error <text:tab/><text:tab/><text:tab/>d) 4</text:p>
      <text:p text:style-name="P24"/>
      <text:p text:style-name="P24">6. What is the output:</text:p>
      <text:p text:style-name="P15"><text:tab/><text:tab/>const int *p ;</text:p>
      <text:p text:style-name="P24"><text:span text:style-name="T13"><text:s text:c="3"/></text:span>int main( )</text:p>
      <text:p text:style-name="P24"><text:span text:style-name="T13"><text:s text:c="6"/></text:span>{ </text:p>
      <text:p text:style-name="P3"><text:span text:style-name="T13"><text:s text:c="5"/></text:span>int k = 10 ; </text:p>
      <text:p text:style-name="P27"><text:span text:style-name="T13"><text:s text:c="5"/></text:span>p =&amp;k ; </text:p>
      <text:p text:style-name="P27"><text:span text:style-name="T13"><text:s text:c="5"/></text:span>*p = 20 ; </text:p>
      <text:p text:style-name="P27"><text:span text:style-name="T13"><text:s text:c="5"/></text:span>printf(“\n %d”, k );</text:p>
      <text:p text:style-name="P24"><text:span text:style-name="T13"><text:s text:c="5"/></text:span>}</text:p>
      <text:p text:style-name="P26"/>
      <text:p text:style-name="P30">a) Compiler Error<text:tab/><text:tab/>b) 10<text:tab/> <text:s text:c="3"/><text:tab/></text:p>
      <text:p text:style-name="P31"><text:span text:style-name="T5">c) 20<text:tab/><text:tab/><text:tab/><text:tab/><text:tab/>d) </text:span><text:span text:style-name="T6">Run Time Error</text:span></text:p>
      <text:p text:style-name="P18"/>
      <text:p text:style-name="P18">7. What is the Output </text:p>
      <text:p text:style-name="P39"><text:tab/># include &lt;stdio.h&gt;</text:p>
      <text:p text:style-name="P39"><text:tab/>int main ()</text:p>
      <text:p text:style-name="P39">{</text:p>
      <text:p text:style-name="P39"><text:tab/>int *ptr = 10;</text:p>
      <text:p text:style-name="P39"><text:tab/>int x = 15</text:p>
      <text:p text:style-name="P39"><text:tab/>printf("%d <text:s/>%d \n", ptr+x, x + ptr);</text:p>
      <text:p text:style-name="P39"><text:tab/>return 0;</text:p>
      <text:p text:style-name="P39">}</text:p>
      <text:p text:style-name="P26"><text:soft-page-break/></text:p>
      <text:p text:style-name="P7"><text:tab/><text:span text:style-name="T5">a) Runtime Error <text:s text:c="2"/><text:tab/><text:tab/><text:tab/>b) Compiler Error </text:span></text:p>
      <text:p text:style-name="P24"><text:span text:style-name="T5"><text:tab/>c) </text:span><text:span text:style-name="T6">70 70 </text:span><text:span text:style-name="T5"><text:tab/><text:tab/><text:tab/><text:tab/><text:tab/>d) None of the Above</text:span></text:p>
      <text:p text:style-name="P18"/>
      <text:p text:style-name="P18">8. What is the Output</text:p>
      <text:p text:style-name="P6"><text:tab/>#include&lt;stdio.h&gt; </text:p>
      <text:p text:style-name="P6"><text:tab/>int main(void) </text:p>
      <text:p text:style-name="P6"><text:tab/>{ </text:p>
      <text:p text:style-name="P7"><text:span text:style-name="T3"><text:s text:c="7"/></text:span><text:span text:style-name="T5">char *v[] = {"abc","efg","jkl"}; </text:span></text:p>
      <text:p text:style-name="P7"><text:span text:style-name="T3"><text:s text:c="7"/></text:span><text:span text:style-name="T5">char **p = v; printf("%c\n",*++p[0]); </text:span></text:p>
      <text:p text:style-name="P7"><text:span text:style-name="T3"><text:s text:c="7"/></text:span><text:span text:style-name="T5">printf("%c\n",(*++p)[0]); </text:span></text:p>
      <text:p text:style-name="P7"><text:span text:style-name="T3"><text:s text:c="7"/></text:span><text:span text:style-name="T5">return 0; </text:span></text:p>
      <text:p text:style-name="P6">} </text:p>
      <text:p text:style-name="P31"><text:span text:style-name="T3"><text:s/></text:span><text:span text:style-name="T5">a) a e<text:tab/> <text:s/><text:tab/><text:tab/><text:tab/><text:tab/>b) a f</text:span></text:p>
      <text:p text:style-name="P35"><text:span text:style-name="T5"><text:tab/> c) b f<text:tab/><text:tab/><text:tab/><text:tab/><text:tab/>d) </text:span><text:span text:style-name="T6">b e </text:span></text:p>
      <text:p text:style-name="P18"/>
      <text:p text:style-name="P18">9. What operation we cant do with pointers.</text:p>
      <text:p text:style-name="P18">10. What is heap area?</text:p>
      <text:p text:style-name="P18">11. Represent two dimentional array using pointer.</text:p>
      <text:p text:style-name="P24"><text:span text:style-name="T5">12. </text:span><text:span text:style-name="T4">*p() -&gt; what is this?</text:span></text:p>
      <text:p text:style-name="P21">13. <text:s/>Which operation on pointer is not valid, if p and q are two pointers <text:s/>fun (int *p, int*q) </text:p>
      <text:p text:style-name="P21"><text:s text:c="8"/>a) <text:s/>p + q </text:p>
      <text:p text:style-name="P21"><text:s text:c="8"/>b) <text:s/>p * q </text:p>
      <text:p text:style-name="P21"><text:s text:c="8"/>c) <text:s/>p / q </text:p>
      <text:p text:style-name="P21"><text:s text:c="8"/>d) None of these. </text:p>
      <text:p text:style-name="P21">Here all the oprations are invalid . I Dont know whether it is wrong question or wrong answer.</text:p>
      <text:p text:style-name="P24"/>
      <text:p text:style-name="P24">14. int *( *test) (char*) <text:s/>---&gt; what it represents;</text:p>
      <text:p text:style-name="P24">15.for( i = 0 ; i &lt; argc ; i++) { </text:p>
      <text:p text:style-name="P24"><text:s text:c="4"/>printf(" %s" , argv[i] ); </text:p>
      <text:p text:style-name="P24">} </text:p>
      <text:p text:style-name="P24">what is output - if <text:s text:c="2"/>input is ./a.out * </text:p>
      <text:p text:style-name="P24">Ans - prints lists of files in directory.</text:p>
      <text:p text:style-name="P18"/>
      <text:p text:style-name="P18">16. what is pointer?</text:p>
      <text:p text:style-name="P18"/>
      <text:p text:style-name="P18"><text:soft-page-break/>17. Program to print command line arguments and environment variables.</text:p>
      <text:p text:style-name="P18">18. what does ptr++ and *ptr++ will do?</text:p>
      <text:p text:style-name="P18">19. How to generate segmentation fault?</text:p>
      <text:p text:style-name="P18">20. Why do we need pointers?</text:p>
      <text:p text:style-name="P18">21. Can we return more than two values from a function without using Pointers?</text:p>
      <text:p text:style-name="P18">22. What are the advantages &amp; disadvantages of pointers?</text:p>
      <text:p text:style-name="P18">23. Write a program equivalent to the below program using pointers? </text:p>
      <text:p text:style-name="P18">main() { </text:p>
      <text:p text:style-name="P18">int x; </text:p>
      <text:p text:style-name="P18">x = 5 * 2; </text:p>
      <text:p text:style-name="P18">printf(“%d”, x); </text:p>
      <text:p text:style-name="P18">} </text:p>
      <text:p text:style-name="P18"/>
      <text:p text:style-name="P18">main() { </text:p>
      <text:p text:style-name="P18">int *x; </text:p>
      <text:p text:style-name="P18">x = (int *)malloc(sizeof(int)); </text:p>
      <text:p text:style-name="P18">*x = 5 *2; </text:p>
      <text:p text:style-name="P18">printf(“%d”, *x); </text:p>
      <text:p text:style-name="P18">free(x); </text:p>
      <text:p text:style-name="P18">}</text:p>
      <text:p text:style-name="P18"/>
      <text:p text:style-name="P18">24. Where do we use single pointers and double pointers?</text:p>
      <text:p text:style-name="P18">25. Diff between preincrement and post increment in case of pointers?</text:p>
      <text:p text:style-name="P18">26. Output? </text:p>
      <text:p text:style-name="P18"><text:tab/>int a[] = {1,2,3,4,5}; </text:p>
      <text:p text:style-name="P18"><text:tab/>p = a; </text:p>
      <text:p text:style-name="P18"><text:tab/>pf(%d,*p++);</text:p>
      <text:p text:style-name="P18"/>
      <text:p text:style-name="P18">27. Explain </text:p>
      <text:p text:style-name="P18">int * (*fun)(int (*a)[]) </text:p>
      <text:p text:style-name="P18">Answer : A function pointer which takes argument as pointer to an integer array and returns integer pointer. </text:p>
      <text:p text:style-name="P18"/>
      <text:p text:style-name="P18">28. what is size of following.. </text:p>
      <text:p text:style-name="P18">int *a[10]; </text:p>
      <text:p text:style-name="P18">int (*fun)(); </text:p>
      <text:p text:style-name="P18">void *fun(); </text:p>
      <text:p text:style-name="P18"><text:soft-page-break/>Answer : 40 4 1</text:p>
      <text:p text:style-name="P18"/>
      <text:p text:style-name="P18">29. What is the function pointer? explained with an application.</text:p>
      <text:p text:style-name="P18">30. How are pointer variables initialized? </text:p>
      <text:p text:style-name="P18">31. Are pointers integers? </text:p>
      <text:p text:style-name="P18">32. What is a pointer variable? </text:p>
      <text:p text:style-name="P18">33. What is a pointer value and address?</text:p>
      <text:p text:style-name="P18">34. When should a far pointer be used?</text:p>
      <text:p text:style-name="P18">35. When would you use a pointer to a function? </text:p>
      <text:p text:style-name="P18">36. How do you use a pointer to a function? </text:p>
      <text:p text:style-name="P18">37. Can you add pointers together? Why would you? </text:p>
      <text:p text:style-name="P18">38. What does it mean when a pointer is used in an if statement? </text:p>
      <text:p text:style-name="P18">39. Is NULL always defined as 0? </text:p>
      <text:p text:style-name="P18">40. What is a void pointer? </text:p>
      <text:p text:style-name="P18">41. What is a null pointer? </text:p>
      <text:p text:style-name="P18">42. How many levels of pointers can you have? </text:p>
      <text:p text:style-name="P18">43. What is indirection?</text:p>
      <text:p text:style-name="P18">44. <text:tab/>int main() </text:p>
      <text:p text:style-name="P18"><text:tab/>{ </text:p>
      <text:p text:style-name="P18"><text:tab/><text:tab/>unsigned char *c; </text:p>
      <text:p text:style-name="P18"><text:tab/><text:tab/>c = 'A'; </text:p>
      <text:p text:style-name="P18"><text:tab/> </text:p>
      <text:p text:style-name="P18"><text:tab/><text:tab/>while (c &gt;= 0) </text:p>
      <text:p text:style-name="P18"><text:tab/><text:tab/><text:tab/>printf("%d\n", (*c)++); </text:p>
      <text:p text:style-name="P18"><text:tab/>} </text:p>
      <text:p text:style-name="P18"/>
      <text:p text:style-name="P18"><text:tab/>What will be the output of above program?</text:p>
      <text:p text:style-name="P18"/>
      <text:p text:style-name="P18">45. Why dereferencing null pointer is segmentaion fault?</text:p>
      <text:p text:style-name="P18">46. Declare a structure variable is of pointer type and allocate memory for that.</text:p>
      <text:p text:style-name="P18">47. What happens to the pointer p for the following code,</text:p>
      <text:p text:style-name="P43"><text:span text:style-name="T18"><text:s/></text:span>int main()</text:p>
      <text:p text:style-name="P43"><text:s/>{</text:p>
      <text:p text:style-name="P43"><text:tab/>int *p;</text:p>
      <text:p text:style-name="P43"><text:tab/>p = p+12;</text:p>
      <text:p text:style-name="P18"><text:s text:c="2"/>}</text:p>
      <text:p text:style-name="P18"/>
      <text:p text:style-name="P18"><text:soft-page-break/>48. Depict the usage of Function pointers.</text:p>
      <text:p text:style-name="P18">49. void *p;</text:p>
      <text:p text:style-name="P43"><text:tab/>p = p+ 12;</text:p>
      <text:p text:style-name="P18"><text:tab/>What happens to p pointer?</text:p>
      <text:p text:style-name="P18"/>
      <text:p text:style-name="P18">50. <text:span text:style-name="T17">String reverce function?</text:span></text:p>
      <text:p text:style-name="P20">51. What is the use of function pointer (pointer to function)?</text:p>
      <text:p text:style-name="P18">52. <text:span text:style-name="T17">Char <text:s/>*p = “abc”;</text:span></text:p>
      <text:p text:style-name="P32"><text:tab/><text:tab/>printf (“%c”, *p++);</text:p>
      <text:p text:style-name="P32"><text:tab/><text:tab/>printf (“%c”, ++*p);</text:p>
      <text:p text:style-name="P32"><text:tab/><text:tab/>printf (“%c”, (*p)++);</text:p>
      <text:list xml:id="list2093566576" text:style-name="WW8Num4">
        <text:list-item>
          <text:list>
            <text:list-item>
              <text:list>
                <text:list-header>
                  <text:p text:style-name="P52"/>
                  <text:p text:style-name="P52">53. char p [] = “abc”;</text:p>
                </text:list-header>
              </text:list>
            </text:list-item>
          </text:list>
        </text:list-item>
      </text:list>
      <text:p text:style-name="P20"><text:tab/>printf (“%c”, (*p)++);</text:p>
      <text:p text:style-name="P18"><text:s/></text:p>
      <text:p text:style-name="P22">Strings</text:p>
      <text:p text:style-name="P24"/>
      <text:p text:style-name="P24">1. Implement the following as recursive functions</text:p>
      <text:p text:style-name="P24"><text:s text:c="4"/>a. To check whether the given string is palindrome</text:p>
      <text:p text:style-name="P24"><text:s text:c="4"/>b. To reverse a given string</text:p>
      <text:p text:style-name="P24">2. <text:span text:style-name="T15">Search for keywords of C language in a source code and report the frequency of each keyword. (Use enumerated data type in your program)</text:span></text:p>
      <text:p text:style-name="P24"><text:span text:style-name="T15">3. </text:span>Write a function</text:p>
      <text:p text:style-name="P24">void written_amount ( unsigned int amount, char *buffer );</text:p>
      <text:p text:style-name="P24">that converts the value in amount to words &amp; stores them in the buffer. <text:s/>This function might be used in a program that prints checks. For example value 16312 the string</text:p>
      <text:p text:style-name="P24">SIXTEEN THOUSAND THREE HUNDRED TWELVE</text:p>
      <text:p text:style-name="P24">should be stored in the buffer. </text:p>
      <text:p text:style-name="P24"/>
      <text:p text:style-name="P24">4. The standard I/O library does not provide a mechanism for putting commas in large integer when they are printed. Write a function that provide this capability for rupees amount. The function will convert a string digit to rupees as show below</text:p>
      <text:p text:style-name="P24">Input : SIXTEEN THOUSAND THREE HUNDRED TWELVE</text:p>
      <text:p text:style-name="P24"><text:tab/><text:tab/>Output : 16,312/-</text:p>
      <text:p text:style-name="P24"><text:tab/>Here is a prototype for the function:</text:p>
      <text:p text:style-name="P24"><text:tab/>void rupees ( char *buffer, unsigned int amount );</text:p>
      <text:p text:style-name="P24"><text:soft-page-break/></text:p>
      <text:p text:style-name="P24">5. <text:s/>Implement the following functions as library functions using ar: strncpy, strncat, strncmp, strrchr, strspn, strcspn, strtok, strcasecmp, strstr, memcpy, memmove. (Hint: Write separate .c file and then use ar to combine them into one library)</text:p>
      <text:p text:style-name="P24"/>
      <text:p text:style-name="P24">6. Implement the following functions as library function using ar: isalnum, isalpha, isdigit, isprint, isupper, isxdigit, islower, iscntrl</text:p>
      <text:p text:style-name="P24">7. Implement the Q6 functions as macro.</text:p>
      <text:p text:style-name="P24">8. What is the output of the following code? Justify your answer.</text:p>
      <text:p text:style-name="P17">#include&lt;stdio.h&gt;</text:p>
      <text:p text:style-name="P17">int main()</text:p>
      <text:p text:style-name="P17">{</text:p>
      <text:p text:style-name="P17"><text:tab/>char *ptr="Hello"</text:p>
      <text:p text:style-name="P41"><text:s text:c="13"/>"'\0'"</text:p>
      <text:p text:style-name="P41"><text:s text:c="15"/>"world";</text:p>
      <text:p text:style-name="P41">printf("%s",ptr);</text:p>
      <text:p text:style-name="P17">}</text:p>
      <text:p text:style-name="P24">9. <text:s/>char *s = “Global”;</text:p>
      <text:p text:style-name="P42"><text:s text:c="2"/>int main(void)</text:p>
      <text:p text:style-name="P42"><text:s text:c="2"/>{ </text:p>
      <text:p text:style-name="P42"><text:tab/>strcpy (s, “Edge”); </text:p>
      <text:p text:style-name="P42"><text:tab/>return 0; </text:p>
      <text:p text:style-name="P42"><text:s text:c="2"/>}</text:p>
      <text:p text:style-name="P42">What is the output of the above code. Justify ?</text:p>
      <text:p text:style-name="P24">10. Inserting comma between words in line.</text:p>
      <text:p text:style-name="P24">11. Convert integer into string and string into integer.</text:p>
      <text:p text:style-name="P24">12. <text:s/>Arrange the words in a file in Increasing and Alphabetical order</text:p>
      <text:p text:style-name="P24">13. Remove the common word's, and print the remaining word's and it presented line number's</text:p>
      <text:p text:style-name="P24">14. Find the Output ? <text:s text:c="136"/></text:p>
      <text:p text:style-name="P24">Int main() {</text:p>
      <text:p text:style-name="P24">char *str = “Hello World”;</text:p>
      <text:p text:style-name="P24">str[0] = 'h';</text:p>
      <text:p text:style-name="P24">printf(“%s”, str);</text:p>
      <text:p text:style-name="P24">} <text:s text:c="2"/></text:p>
      <text:p text:style-name="P24">Answer :Sergmentation Fault</text:p>
      <text:p text:style-name="P18"/>
      <text:p text:style-name="P18"><text:soft-page-break/></text:p>
      <text:p text:style-name="P18">15. What is the Output</text:p>
      <text:p text:style-name="P10"># include &lt;stdio.h&gt;</text:p>
      <text:p text:style-name="P10">int main (void)</text:p>
      <text:p text:style-name="P10">{</text:p>
      <text:p text:style-name="P30">char *str = "Globaledge";</text:p>
      <text:p text:style-name="P30">*str = 'g';</text:p>
      <text:p text:style-name="P30">printf("%s", str);</text:p>
      <text:p text:style-name="P30">return 0;</text:p>
      <text:p text:style-name="P35"><text:span text:style-name="T3"><text:s/></text:span><text:span text:style-name="T5">}</text:span></text:p>
      <text:p text:style-name="P26"><text:tab/><text:span text:style-name="T5">a) globaledge<text:tab/> <text:s/><text:tab/><text:tab/><text:tab/>b) Globaledge</text:span></text:p>
      <text:p text:style-name="P18"><text:tab/>c) Runtime Error <text:tab/><text:tab/><text:tab/>d) Compiler Error</text:p>
      <text:p text:style-name="P18"/>
      <text:p text:style-name="P18">16. What is the output of this.</text:p>
      <text:p text:style-name="P10">#include&lt;stdio.h&gt;</text:p>
      <text:p text:style-name="P10">#include&lt;string.h&gt;</text:p>
      <text:p text:style-name="P10">int main()</text:p>
      <text:p text:style-name="P34">{</text:p>
      <text:p text:style-name="P30">char str[] = "Global\0\Edge\0";</text:p>
      <text:p text:style-name="P30">printf("%s\n", str);</text:p>
      <text:p text:style-name="P30">return 0;</text:p>
      <text:p text:style-name="P34">}<text:line-break/><text:tab/>a) Global Edge <text:tab/><text:tab/><text:tab/>b) Edge </text:p>
      <text:p text:style-name="P10"><text:tab/>c) Global<text:tab/><text:tab/><text:tab/><text:tab/>d) None</text:p>
      <text:p text:style-name="P19"/>
      <text:p text:style-name="P24"><text:span text:style-name="T9">17. <text:s/></text:span><text:span text:style-name="T5">What is the output of this?</text:span></text:p>
      <text:p text:style-name="P10">#include&lt;stdio.h&gt;</text:p>
      <text:p text:style-name="P10">int main()</text:p>
      <text:p text:style-name="P34">{</text:p>
      <text:p text:style-name="P33"><text:tab/>char c='a';</text:p>
      <text:p text:style-name="P29">char *c_ptr=&amp;c;</text:p>
      <text:p text:style-name="P30">printf("%d &amp; %d", sizeof(char), sizeof c_ptr);</text:p>
      <text:p text:style-name="P30">return 0;</text:p>
      <text:p text:style-name="P18">}</text:p>
      <text:p text:style-name="P19"/>
      <text:p text:style-name="P19">18. #include &lt;stdio.h&gt;</text:p>
      <text:p text:style-name="P4"><text:tab/>#include &lt;string.h&gt;</text:p>
      <text:p text:style-name="P4"><text:tab/>int main ( )</text:p>
      <text:p text:style-name="P4"><text:soft-page-break/>{</text:p>
      <text:p text:style-name="P4"><text:tab/>char *str=”Helloworld”;</text:p>
      <text:p text:style-name="P4"><text:tab/>printf(“%d %d”, sizeof(str), strlen(str));</text:p>
      <text:p text:style-name="P4"><text:tab/>return 0;</text:p>
      <text:p text:style-name="P24"><text:span text:style-name="T13"><text:s text:c="6"/></text:span>}</text:p>
      <text:p text:style-name="P24"><text:span text:style-name="T16"><text:s/></text:span><text:span text:style-name="T15"><text:tab/><text:tab/></text:span>a) 10 4<text:tab/><text:tab/><text:tab/><text:tab/>b) 4 10</text:p>
      <text:p text:style-name="P27"><text:tab/>c) 11 11 <text:tab/> <text:s text:c="2"/><text:tab/><text:tab/><text:tab/>d) 10 10</text:p>
      <text:p text:style-name="P19"/>
      <text:p text:style-name="P19">19. What will be the output?</text:p>
      <text:p text:style-name="P4">int main ( )</text:p>
      <text:p text:style-name="P4">{</text:p>
      <text:p text:style-name="P4"><text:tab/>char *src=”Helloworld” ; </text:p>
      <text:p text:style-name="P4"><text:tab/>char *dst ; </text:p>
      <text:p text:style-name="P4"><text:tab/>while ( *dst++ = *src++) ;</text:p>
      <text:p text:style-name="P4"><text:tab/>printf(“%s”, dst);</text:p>
      <text:p text:style-name="P4"><text:tab/>return 0;</text:p>
      <text:p text:style-name="P4"><text:span text:style-name="T13"><text:s/></text:span>}</text:p>
      <text:p text:style-name="P24"/>
      <text:p text:style-name="P24"><text:span text:style-name="T13"><text:s text:c="8"/></text:span><text:tab/>a) Helloworld<text:tab/><text:tab/><text:tab/>b) Compiler Error</text:p>
      <text:p text:style-name="P27"><text:tab/>c) Runtime Error<text:tab/><text:tab/><text:tab/>d) No output</text:p>
      <text:p text:style-name="P19"/>
      <text:p text:style-name="P19">20. #include &lt;stdio.h&gt;</text:p>
      <text:p text:style-name="P4"><text:tab/>#include &lt;string.h&gt;</text:p>
      <text:p text:style-name="P4"><text:tab/>int main ( )</text:p>
      <text:p text:style-name="P4">{</text:p>
      <text:p text:style-name="P4"><text:tab/>char *str=”Hello\0world”;</text:p>
      <text:p text:style-name="P4"><text:tab/>printf(“%d %d”, sizeof(str), strlen(str));</text:p>
      <text:p text:style-name="P4"><text:tab/>return 0;</text:p>
      <text:p text:style-name="P24"><text:span text:style-name="T13"><text:s text:c="6"/></text:span>}</text:p>
      <text:p text:style-name="P24"><text:span text:style-name="T16"><text:s/></text:span><text:span text:style-name="T15"><text:tab/></text:span>a) 10 4<text:tab/><text:tab/><text:tab/><text:tab/>b) 4 10</text:p>
      <text:p text:style-name="P24"><text:span text:style-name="T9"><text:tab/>c) </text:span><text:span text:style-name="T8">4 5</text:span><text:span text:style-name="T9"> <text:tab/> <text:s text:c="2"/><text:tab/><text:tab/><text:tab/>d) 5 4 <text:s text:c="3"/></text:span></text:p>
      <text:p text:style-name="P19"/>
      <text:p text:style-name="P19">21. What is the output </text:p>
      <text:p text:style-name="P4"><text:tab/>#include&lt;stdio.h&gt; </text:p>
      <text:p text:style-name="P3">int main() </text:p>
      <text:p text:style-name="P3">{ </text:p>
      <text:p text:style-name="P3"><text:span text:style-name="T13"><text:s text:c="4"/></text:span>char src[] = "Hi"; </text:p>
      <text:p text:style-name="P3"><text:span text:style-name="T13"><text:s text:c="4"/></text:span>char dest[] = "Hello"; </text:p>
      <text:p text:style-name="P3"><text:soft-page-break/><text:span text:style-name="T13"><text:s text:c="6"/></text:span>dest = src; </text:p>
      <text:p text:style-name="P3"><text:span text:style-name="T13"><text:s text:c="6"/></text:span>printf("%s\n", src); </text:p>
      <text:p text:style-name="P3"><text:span text:style-name="T13"><text:s text:c="6"/></text:span>return 0; </text:p>
      <text:p text:style-name="P3">}</text:p>
      <text:p text:style-name="P24"><text:span text:style-name="T15"><text:tab/><text:tab/></text:span>a) Hi <text:tab/><text:tab/><text:tab/><text:tab/><text:tab/>b) HelloHi</text:p>
      <text:p text:style-name="P24"><text:tab/><text:tab/>c) Hello<text:tab/><text:tab/><text:tab/><text:tab/>d) <text:span text:style-name="T11">None</text:span></text:p>
      <text:p text:style-name="P19">22. Impliment Optimized strcpy.</text:p>
      <text:p text:style-name="P19">23. Output?</text:p>
      <text:p text:style-name="P19"><text:tab/>int main()</text:p>
      <text:p text:style-name="P19"><text:tab/><text:tab/>{</text:p>
      <text:p text:style-name="P19"><text:tab/><text:tab/><text:tab/>char *str="hello";</text:p>
      <text:p text:style-name="P19"><text:tab/><text:tab/><text:tab/>char *str1 ="world";</text:p>
      <text:p text:style-name="P19"><text:tab/><text:tab/><text:tab/>char *p,*q;</text:p>
      <text:p text:style-name="P19"><text:tab/><text:tab/><text:tab/>p=&amp;str;</text:p>
      <text:p text:style-name="P19"><text:tab/><text:tab/><text:tab/>q=&amp;str1;</text:p>
      <text:p text:style-name="P19"><text:tab/><text:tab/><text:tab/>while(*str1++ = *p++)</text:p>
      <text:p text:style-name="P19"><text:tab/><text:tab/><text:tab/><text:tab/>;</text:p>
      <text:p text:style-name="P19"><text:tab/><text:tab/><text:tab/><text:tab/>while(*str1++ = *q++);</text:p>
      <text:p text:style-name="P19"><text:tab/><text:tab/><text:tab/>printf("%s" star1);</text:p>
      <text:p text:style-name="P19"><text:tab/><text:tab/>}</text:p>
      <text:p text:style-name="P19">24. strcat function implementation.</text:p>
      <text:p text:style-name="P19">25. char str[7]="ABC"; </text:p>
      <text:p text:style-name="P19"><text:tab/>char str2[4]="yxz" ; </text:p>
      <text:p text:style-name="P19"><text:tab/>char *s, *t; </text:p>
      <text:p text:style-name="P19"><text:tab/>*s = str; <text:s text:c="10"/>// wrong </text:p>
      <text:p text:style-name="P19"><text:tab/>*t = str2; <text:s text:c="9"/>// wrong </text:p>
      <text:p text:style-name="P19"><text:tab/>while(*s) s+; </text:p>
      <text:p text:style-name="P19"><text:tab/>while (*s++=*t++) ; </text:p>
      <text:p text:style-name="P19"><text:tab/>printf("str = %s", str); </text:p>
      <text:p text:style-name="P19">Ans ---- IT is strcat function . But they are assing to *s , IT is not <text:s/>correct , we have to assign to s only .. There is no answer like <text:s/>any Error . </text:p>
      <text:p text:style-name="P19"><text:s text:c="6"/>So I marked - "ABCyxz" .</text:p>
      <text:p text:style-name="P24">26. Write strcat and strcpy <text:s/>fuctions.</text:p>
      <text:p text:style-name="P24">27. <text:s/>Write a program to get a string from the console and return to the calling function without return value?</text:p>
      <text:p text:style-name="P24">28. int main() </text:p>
      <text:p text:style-name="P24">{ </text:p>
      <text:p text:style-name="P24"><text:soft-page-break/>char *str="Sony is Japanese based company" </text:p>
      <text:p text:style-name="P24">char *tmp; </text:p>
      <text:p text:style-name="P24">tmp=str; </text:p>
      <text:p text:style-name="P24">str=strstr(str,"Japanese "); </text:p>
      <text:p text:style-name="P24">printf("%d %d\n",&amp;tmp, &amp;str); </text:p>
      <text:p text:style-name="P24">strcat(tmp,str); </text:p>
      <text:p text:style-name="P24">printf("%s",str); </text:p>
      <text:p text:style-name="P24">} </text:p>
      <text:p text:style-name="P24">29. How do you print only part of a string? </text:p>
      <text:p text:style-name="P24">30. How can I convert a string to a number? </text:p>
      <text:p text:style-name="P24">31. How can I convert a number to a string? </text:p>
      <text:p text:style-name="P24">32. What is the difference between a string copy (strcpy) and a memory copy (memcpy)? When should each be used?</text:p>
      <text:p text:style-name="P24">33. Finding duplicate characters in a stream of characters.</text:p>
      <text:p text:style-name="P24">34. Find the Output ? <text:s text:c="136"/></text:p>
      <text:list xml:id="list20691920711" text:style-name="L1">
        <text:list-item>
          <text:list>
            <text:list-header>
              <text:p text:style-name="P49">int main() {</text:p>
              <text:list>
                <text:list-item>
                  <text:list>
                    <text:list-header>
                      <text:p text:style-name="P49">char *str = “Hello World”;</text:p>
                      <text:p text:style-name="P49">str[0] = 'h';</text:p>
                      <text:p text:style-name="P49">printf(“%s”, str);</text:p>
                      <text:p text:style-name="P49">} <text:s text:c="2"/></text:p>
                    </text:list-header>
                  </text:list>
                </text:list-item>
              </text:list>
            </text:list-header>
          </text:list>
        </text:list-item>
      </text:list>
      <text:p text:style-name="P24"><text:tab/>Answer :Sergmentation Fault</text:p>
      <text:p text:style-name="P24"/>
      <text:p text:style-name="P24">35.Write a function to check whether the given string is palindrome or not. </text:p>
      <text:p text:style-name="P24">36. Find the output for the following code,</text:p>
      <text:p text:style-name="P43"><text:span text:style-name="T18">i</text:span>nt main()</text:p>
      <text:p text:style-name="P43">{</text:p>
      <text:p text:style-name="P43">char *s = <text:s/>“Hello”;</text:p>
      <text:p text:style-name="P43">s[0] = 'h';</text:p>
      <text:p text:style-name="P43">printf(“%s”,s);</text:p>
      <text:p text:style-name="P43">return 0;</text:p>
      <text:p text:style-name="P43">}</text:p>
      <text:p text:style-name="P43"/>
      <text:p text:style-name="P43">37. Find the output of following code,</text:p>
      <text:p text:style-name="P43">int main()</text:p>
      <text:p text:style-name="P43">{</text:p>
      <text:p text:style-name="P43">char s[10] = “abcde”;</text:p>
      <text:p text:style-name="P43">int a = 3;</text:p>
      <text:p text:style-name="P43"><text:soft-page-break/>printf(“%c”,s[a]);</text:p>
      <text:p text:style-name="P43">printf(“%c”,a[s]);</text:p>
      <text:p text:style-name="P43">}</text:p>
      <text:p text:style-name="P43">38. Find the output for the following,</text:p>
      <text:p text:style-name="P43">int main()</text:p>
      <text:p text:style-name="P43">{</text:p>
      <text:p text:style-name="P43">char c ;</text:p>
      <text:p text:style-name="P43">for(c = 120; c &lt;= 128; c++)</text:p>
      <text:p text:style-name="P43">{</text:p>
      <text:p text:style-name="P43">printf(“%d ”,c);</text:p>
      <text:p text:style-name="P43">}</text:p>
      <text:p text:style-name="P43">return 0;</text:p>
      <text:p text:style-name="P24">}</text:p>
      <text:p text:style-name="P24"/>
      <text:p text:style-name="P24">39. <text:span text:style-name="T17">Reverse the given string on the same string</text:span><text:span text:style-name="T17">.</text:span></text:p>
      <text:p text:style-name="P23">40. Why we can't change char *s="hello" this value?</text:p>
      <text:p text:style-name="P23">41. Write a program for string comparision?</text:p>
      <text:p text:style-name="P23">42. int NoOftime(char *sentence,char *word),write function it should return in a sentence how many time the given word is present?</text:p>
      <text:p text:style-name="P43"><text:span text:style-name="T18"><text:s text:c="4"/></text:span>sentence = tamiltamizh tamizh tamizh</text:p>
      <text:p text:style-name="P43"><text:span text:style-name="T18"><text:s text:c="4"/></text:span>word = tamizh <text:s/></text:p>
      <text:p text:style-name="P24"><text:span text:style-name="T18"><text:s text:c="4"/></text:span><text:span text:style-name="T17">return 2</text:span></text:p>
      <text:p text:style-name="P24"/>
      <text:p text:style-name="P23">43. string reverse on same string.</text:p>
      <text:p text:style-name="P23">44. Int *ptr = malloc (100);</text:p>
      <text:p text:style-name="P32">suppose we have writen upto 50 bytes in ptr, and we want to remove remaining 50 bytes.</text:p>
      <text:p text:style-name="P23">How you will do it and Write a function for the same?</text:p>
      <text:p text:style-name="P23"/>
      <text:list xml:id="list1365552572" text:style-name="L2">
        <text:list-item>
          <text:p text:style-name="P51">what is the difference between strcpy and memcpy?<text:line-break/><text:line-break/>46. prm for strcpy and memcpy</text:p>
        </text:list-item>
        <text:list-item>
          <text:p text:style-name="P51">memset  int arr[100] to zero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size="12pt" fo:language="en" fo:country="IN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/>
      <style:text-properties style:font-name="Courier New" fo:font-size="10pt" style:font-name-asian="Courier New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03cm" fo:orphans="2" fo:widows="2" fo:hyphenation-ladder-count="no-limit"/>
      <style:text-properties style:font-name="Times New Roman" style:font-name-asian="Times New Roman1" style:font-name-complex="Times New Roman1" fo:hyphenate="tru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WW8Num22z0" style:family="text">
      <style:text-properties fo:color="#000000" style:font-name="DejaVu Serif" fo:font-size="12pt" style:font-size-asian="12pt" style:font-name-complex="DejaVu Serif1" style:font-size-complex="12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Numbering_20_Symbols" style:display-name="Numbering Symbols" style:family="text"/>
    <style:style style:name="WW8Num4z0" style:family="text">
      <style:text-properties fo:font-size="14pt" style:font-name-asian="Times New Roman" style:font-size-asian="14pt" style:font-name-complex="Times New Roman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9:42:50</meta:creation-date>
    <dc:language>en-IN</dc:language>
    <meta:editing-cycles>13</meta:editing-cycles>
    <meta:editing-duration>PT1H43S</meta:editing-duration>
    <meta:generator>LibreOffice/3.5$Linux_x86 LibreOffice_project/350m1$Build-2</meta:generator>
    <dc:date>2015-11-26T11:39:24</dc:date>
    <dc:creator>Monalisa </dc:creator>
    <meta:document-statistic meta:table-count="0" meta:image-count="0" meta:object-count="0" meta:page-count="17" meta:paragraph-count="542" meta:word-count="2732" meta:character-count="15308" meta:non-whitespace-character-count="11904"/>
  </office:meta>
</office:document-meta>
</file>